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officeooo:paragraph-rsid="0009c5b6" style:font-weight-asian="normal" style:font-weight-complex="normal"/>
    </style:style>
    <style:style style:name="P3" style:family="paragraph" style:parent-style-name="Standard" style:list-style-name="L1">
      <style:text-properties style:text-underline-style="none" fo:font-weight="normal" officeooo:paragraph-rsid="000cd554" style:font-weight-asian="normal" style:font-weight-complex="normal"/>
    </style:style>
    <style:style style:name="P4" style:family="paragraph" style:parent-style-name="Standard" style:list-style-name="L1">
      <style:text-properties style:text-underline-style="none" fo:font-weight="normal" officeooo:paragraph-rsid="0009c5b6" style:font-weight-asian="normal" style:font-weight-complex="normal"/>
    </style:style>
    <style:style style:name="P5" style:family="paragraph" style:parent-style-name="Standard" style:list-style-name="L1">
      <style:text-properties style:text-underline-style="none" fo:font-weight="normal" officeooo:rsid="000cd554" officeooo:paragraph-rsid="000cd554" style:font-weight-asian="normal" style:font-weight-complex="normal"/>
    </style:style>
    <style:style style:name="P6" style:family="paragraph" style:parent-style-name="Standard" style:list-style-name="L1">
      <style:text-properties style:text-underline-style="none" fo:font-weight="normal" officeooo:rsid="00188b99" officeooo:paragraph-rsid="00188b99" style:font-weight-asian="normal" style:font-weight-complex="normal"/>
    </style:style>
    <style:style style:name="P7" style:family="paragraph" style:parent-style-name="Standard">
      <style:text-properties style:text-underline-style="none" fo:font-weight="normal" officeooo:rsid="00188b99" officeooo:paragraph-rsid="00188b99" style:font-weight-asian="normal" style:font-weight-complex="normal"/>
    </style:style>
    <style:style style:name="P8" style:family="paragraph" style:parent-style-name="Standard">
      <style:text-properties style:text-underline-style="none" fo:font-weight="normal" officeooo:rsid="001913ca" officeooo:paragraph-rsid="001adf1b" style:font-weight-asian="normal" style:font-weight-complex="normal"/>
    </style:style>
    <style:style style:name="P9" style:family="paragraph" style:parent-style-name="Standard">
      <style:text-properties style:text-underline-style="none" fo:font-weight="normal" officeooo:rsid="001913ca" officeooo:paragraph-rsid="0020d1fb" style:font-weight-asian="normal" style:font-weight-complex="normal"/>
    </style:style>
    <style:style style:name="P10" style:family="paragraph" style:parent-style-name="Standard">
      <style:text-properties style:text-underline-style="none" fo:font-weight="bold" officeooo:rsid="0022e319" officeooo:paragraph-rsid="0022e319" style:font-weight-asian="bold" style:font-weight-complex="bold"/>
    </style:style>
    <style:style style:name="P11" style:family="paragraph" style:parent-style-name="Standard">
      <style:text-properties fo:font-style="normal" style:text-underline-style="none" fo:font-weight="bold" officeooo:rsid="000cd554" officeooo:paragraph-rsid="000cd554" style:font-style-asian="normal" style:font-weight-asian="bold" style:font-style-complex="normal" style:font-weight-complex="bold"/>
    </style:style>
    <style:style style:name="P12" style:family="paragraph" style:parent-style-name="Standard">
      <style:text-properties style:text-underline-style="solid" style:text-underline-width="auto" style:text-underline-color="font-color" fo:font-weight="bold" officeooo:rsid="00188b99" officeooo:paragraph-rsid="001913ca" style:font-weight-asian="bold" style:font-weight-complex="bold"/>
    </style:style>
    <style:style style:name="P13" style:family="paragraph" style:parent-style-name="Standard">
      <style:paragraph-properties fo:break-before="page"/>
      <style:text-properties style:text-underline-style="solid" style:text-underline-width="auto" style:text-underline-color="font-color" fo:font-weight="bold" officeooo:rsid="00188b99" officeooo:paragraph-rsid="001913ca" style:font-weight-asian="bold" style:font-weight-complex="bold"/>
    </style:style>
    <style:style style:name="T1" style:family="text">
      <style:text-properties officeooo:rsid="0009c5b6"/>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9c5b6" style:font-style-asian="normal" style:font-weight-asian="bold" style:font-style-complex="normal" style:font-weight-complex="bold"/>
    </style:style>
    <style:style style:name="T5" style:family="text">
      <style:text-properties fo:font-style="normal" fo:font-weight="bold" officeooo:rsid="001e645f"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e645f" style:font-weight-asian="bold" style:font-weight-complex="bold"/>
    </style:style>
    <style:style style:name="T8" style:family="text">
      <style:text-properties fo:font-weight="bold" officeooo:rsid="001adf1b" style:font-weight-asian="bold" style:font-weight-complex="bold"/>
    </style:style>
    <style:style style:name="T9" style:family="text">
      <style:text-properties fo:font-weight="bold" officeooo:rsid="001adf1b" fo:background-color="#ffff00" loext:char-shading-value="0" style:font-weight-asian="bold" style:font-weight-complex="bold"/>
    </style:style>
    <style:style style:name="T10" style:family="text">
      <style:text-properties fo:font-weight="bold" officeooo:rsid="001adf1b" fo:background-color="#ffff00" loext:char-shading-value="0" style:font-weight-asian="bold" style:font-weight-complex="bold"/>
    </style:style>
    <style:style style:name="T11" style:family="text">
      <style:text-properties fo:color="#ff3333" fo:font-weight="bold" style:font-weight-asian="bold" style:font-weight-complex="bold"/>
    </style:style>
    <style:style style:name="T12" style:family="text">
      <style:text-properties officeooo:rsid="000cd554"/>
    </style:style>
    <style:style style:name="T13" style:family="text">
      <style:text-properties officeooo:rsid="00188b99"/>
    </style:style>
    <style:style style:name="T14" style:family="text">
      <style:text-properties officeooo:rsid="001913ca"/>
    </style:style>
    <style:style style:name="T15" style:family="text">
      <style:text-properties officeooo:rsid="001adf1b"/>
    </style:style>
    <style:style style:name="T16" style:family="text">
      <style:text-properties officeooo:rsid="001e645f"/>
    </style:style>
    <style:style style:name="T17" style:family="text">
      <style:text-properties fo:font-style="italic" fo:font-weight="bold" officeooo:rsid="001e645f" style:font-style-asian="italic" style:font-weight-asian="bold" style:font-style-complex="italic" style:font-weight-complex="bold"/>
    </style:style>
    <style:style style:name="T18" style:family="text">
      <style:text-properties fo:color="#99ff66" officeooo:rsid="0009c5b6"/>
    </style:style>
    <style:style style:name="T19" style:family="text">
      <style:text-properties fo:color="#99ff66" fo:font-style="normal" fo:font-weight="bold" officeooo:rsid="0009c5b6" style:font-style-asian="normal" style:font-weight-asian="bold" style:font-style-complex="normal" style:font-weight-complex="bold"/>
    </style:style>
    <style:style style:name="T20" style:family="text">
      <style:text-properties fo:color="#000000" officeooo:rsid="0009c5b6"/>
    </style:style>
    <style:style style:name="T21" style:family="text">
      <style:text-properties fo:color="#000000" fo:font-style="normal" fo:font-weight="bold" officeooo:rsid="0009c5b6" style:font-style-asian="normal" style:font-weight-asian="bold" style:font-style-complex="normal" style:font-weight-complex="bold"/>
    </style:style>
    <style:style style:name="T22"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23" style:family="text">
      <style:text-properties fo:color="#000000" fo:font-style="normal" fo:font-weight="bold" officeooo:rsid="0009c5b6" fo:background-color="#ffff00" loext:char-shading-value="0" style:font-style-asian="normal" style:font-weight-asian="bold" style:font-style-complex="normal" style:font-weight-complex="bold"/>
    </style:style>
    <style:style style:name="T24" style:family="text">
      <style:text-properties fo:color="#000000" officeooo:rsid="0009c5b6" fo:background-color="#ffff00" loext:char-shading-value="0"/>
    </style:style>
    <style:style style:name="T25" style:family="text">
      <style:text-properties fo:color="#000000" officeooo:rsid="0009c5b6" fo:background-color="#ffff00" loext:char-shading-value="0"/>
    </style:style>
    <style:style style:name="T26" style:family="text">
      <style:text-properties officeooo:rsid="001adf1b" fo:background-color="#ffff00" loext:char-shading-value="0"/>
    </style:style>
    <style:style style:name="T27" style:family="text">
      <style:text-properties officeooo:rsid="001adf1b"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08/2017:</text:p>
      <text:p text:style-name="P1"/>
      <text:p text:style-name="P2">Hoy discutí un par de cosas con Sebastián, le mostré la presentación <text:a xlink:type="simple" xlink:href="../15-08.odp" text:style-name="Internet_20_link" text:visited-style-name="Visited_20_Internet_20_Link">15-08</text:a>. Me hizo darme cuenta de dos cosas que estoy haciendo mal (con la versión del programa de <text:span text:style-name="T25">commit </text:span><text:span text:style-name="T23">bc5442d1ed1290afa2c508a5f20ec6b9450f9d2d</text:span><text:span text:style-name="T1">):</text:span></text:p>
      <text:p text:style-name="P2"/>
      <text:list xml:id="list2433119571881173647" text:style-name="L1">
        <text:list-item>
          <text:p text:style-name="P3">Por un lado, estoy haciendo mal el proceso de rewiring. Basicamente, yo estoy tomando una conexión de rewiring unidireccional. Estoy considerando que si el agente i tiene como rewiring al agente j, cuando chequee los rewiring de j no voy a ver al agente i, y esto no tiene que ser así, ya que la propiedad de rewiring la tiene el link, no el agente. Entonces tengo que implementar esto. Pero la condición inicial si tiene que ser en cierta manera unidireccional, entonces lo que voy a hacer es modificar <text:span text:style-name="T11">fillRewire()</text:span> para que, una vez que llené todos los rewire inicialmente, para cada agente i cual de los vecinos lo tiene como rewire y agregarlo a la lista de rewire de i. </text:p>
          <text:p text:style-name="P3"/>
          <text:p text:style-name="P3">// <text:span text:style-name="T12">idea en pseudocodigo</text:span></text:p>
          <text:p text:style-name="P5">fillRewire():</text:p>
          <text:list>
            <text:list-header>
              <text:p text:style-name="P5">codigo que venía haciendo hasta ahora</text:p>
              <text:p text:style-name="P5">para cada agente <text:span text:style-name="T6">i</text:span><text:span text:style-name="T2"> y cada vecino </text:span><text:span text:style-name="T3">j(i)</text:span><text:span text:style-name="T2">:</text:span></text:p>
              <text:list>
                <text:list-header>
                  <text:p text:style-name="P5"><text:span text:style-name="T2">si el vecino </text:span><text:span text:style-name="T3">j</text:span><text:span text:style-name="T2"> tiene a </text:span><text:span text:style-name="T3">i</text:span><text:span text:style-name="T2"> como rewire →agrego </text:span><text:span text:style-name="T3">j</text:span><text:span text:style-name="T2"> en la lista de rewire de </text:span><text:span text:style-name="T3">i</text:span></text:p>
                </text:list-header>
              </text:list>
            </text:list-header>
          </text:list>
        </text:list-item>
      </text:list>
      <text:p text:style-name="P11"/>
      <text:list xml:id="list150222628709123" text:continue-numbering="true" text:style-name="L1">
        <text:list-header>
          <text:p text:style-name="P3">Esto es asi porque si, por ejemplo, tengo agentes i,j,k y el agente i tiene inicialmente a j como rewire y k lo tiene a i, el vector de rewire del agente i tiene que tener a j y a k claramente. Tambien seguramente implemente las funciones <text:span text:style-name="T11">RewireAdd()</text:span> y <text:span text:style-name="T11">RewireRm()</text:span> para poder hacerme la vida mas facil. El problema se ve en la función step(), ya que cuando chequeo si es link de rewire chequeo si i lo tiene a j, cuando lo que tengo que chequear es si el LINK es de rewire.</text:p>
          <text:p text:style-name="P4"/>
        </text:list-header>
        <text:list-item>
          <text:p text:style-name="P4">El otro gran problema a arreglar (que lo vi ayer), es que estoy haciendo Hoshen-Kopelman para etiquetar la red, pero estoy etiquetando con la condicion de homofilia 1 solamente, me olvidé de aplicar la topología de la red!!! <text:span text:style-name="T13">Estoy aplicando como si tuviera perco, chequeando los vecinos(encima solo primeros) de la red estática inicial. </text:span>Tengo que ver bien como arreglar esto <text:span text:style-name="T13">para etiquetar mejor</text:span>.<text:line-break/></text:p>
        </text:list-item>
        <text:list-item>
          <text:p text:style-name="P6">Hacer que el chequeo de la condicion de stop sea la cantidad de agentes de la red, ya que los resultados que involucren cantidad de pasos tiene que estar en estas unidades para que sean escalables.<text:line-break/></text:p>
        </text:list-item>
        <text:list-item>
          <text:p text:style-name="P6">Una vez esté todo andando, tambien tomar como observable la distribución de fragmentos</text:p>
        </text:list-item>
      </text:list>
      <text:p text:style-name="P7"/>
      <text:p text:style-name="P7"/>
      <text:p text:style-name="P7"/>
      <text:p text:style-name="P13">1<text:span text:style-name="T14">6</text:span>/08/2017:</text:p>
      <text:p text:style-name="P12"/>
      <text:p text:style-name="P9"><text:span text:style-name="T5">1)</text:span><text:span text:style-name="T17"> </text:span>Despues de pelearme un rato, ya esta listo el para implementar bien que el link sea de rewiring. Ahora se puede observar como algunas veces quedan nodos sin conexiones y quedan constantes la cantidad de nodos. <text:span text:style-name="T15">Tambien cambie la funcion para printear el grafo a un archivo, y la librería python graphImportData.py se encarga de hacer la leida de los datos que tira el programa en c. Con esto, pude probar que con la nueva implementacion, el numero de conexiones y el numero de rewirings se conserva, lo cual parece ser algo bueno. (</text:span><text:span text:style-name="T27">commit </text:span><text:span text:style-name="T10">8a83b8cbcffcfafa5955e57078cc654749431eb2</text:span><text:span text:style-name="T15">)</text:span></text:p>
      <text:p text:style-name="P8"><text:span text:style-name="T15">Ahora me tengo que poner con el Hoshen-Kopelman modificado, vamos a ver como hago.</text:span></text:p>
      <text:p text:style-name="P8"/>
      <text:p text:style-name="P1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5:55:33.424699228</meta:creation-date>
    <dc:date>2017-08-16T15:01:40.425020338</dc:date>
    <meta:editing-duration>PT39M45S</meta:editing-duration>
    <meta:editing-cycles>12</meta:editing-cycles>
    <meta:generator>LibreOffice/5.1.6.2$Linux_X86_64 LibreOffice_project/10m0$Build-2</meta:generator>
    <meta:document-statistic meta:table-count="0" meta:image-count="0" meta:object-count="0" meta:page-count="2" meta:paragraph-count="18" meta:word-count="523" meta:character-count="2926" meta:non-whitespace-character-count="2428"/>
  </office:meta>
</office:document-meta>
</file>